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Light" svg:font-family="'Calibri Light'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2in"/>
    </style:style>
    <style:style style:name="co2" style:family="table-column">
      <style:table-column-properties fo:break-before="auto" style:column-width="2.6528in"/>
    </style:style>
    <style:style style:name="co3" style:family="table-column">
      <style:table-column-properties fo:break-before="auto" style:column-width="2.4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in"/>
    </style:style>
    <style:style style:name="co6" style:family="table-column">
      <style:table-column-properties fo:break-before="auto" style:column-width="2.3398in"/>
    </style:style>
    <style:style style:name="co7" style:family="table-column">
      <style:table-column-properties fo:break-before="auto" style:column-width="1.1693in"/>
    </style:style>
    <style:style style:name="co8" style:family="table-column">
      <style:table-column-properties fo:break-before="auto" style:column-width="1.5035in"/>
    </style:style>
    <style:style style:name="co9" style:family="table-column">
      <style:table-column-properties fo:break-before="auto" style:column-width="1.1138in"/>
    </style:style>
    <style:style style:name="co10" style:family="table-column">
      <style:table-column-properties fo:break-before="auto" style:column-width="2.4717in"/>
    </style:style>
    <style:style style:name="co11" style:family="table-column">
      <style:table-column-properties fo:break-before="auto" style:column-width="6.9839in"/>
    </style:style>
    <style:style style:name="ro1" style:family="table-row">
      <style:table-row-properties style:row-height="0.3846in" fo:break-before="auto" style:use-optimal-row-height="fals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9655f" style:text-align-source="fix" style:repeat-content="false" fo:wrap-option="wrap" fo:border-left="0.74pt solid #fbdeab" fo:border-right="0.74pt solid #fbdeab" fo:border-top="none" style:vertical-align="top"/>
      <style:paragraph-properties fo:text-align="start" fo:margin-left="0.0417in"/>
      <style:text-properties fo:color="#fbdeab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34">
      <style:table-cell-properties style:glyph-orientation-vertical="0" fo:background-color="#fffff0" style:diagonal-bl-tr="none" style:diagonal-tl-br="none" style:text-align-source="fix" style:repeat-content="false" fo:wrap-option="wrap" fo:border="0.06pt solid #dddddd" style:direction="ltr" fo:padding-bottom="0.0138in" fo:padding-left="0.0138in" fo:padding-right="0.0417in" fo:padding-top="0.0138in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font-size-asian="6pt" style:font-style-asian="normal" style:font-weight-asian="normal" style:font-name-complex="Calibri Light" style:font-size-complex="6pt" style:font-style-complex="normal" style:font-weight-complex="normal"/>
      <style:map style:condition="is-true-formula([.$A2]&lt;&gt;&quot;&quot;)" style:apply-style-name="Excel_5f_CondFormat_5f_1_5f_2_5f_1" style:base-cell-address="Main.A2"/>
    </style:style>
    <style:style style:name="ce3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background-color="transparent" fo:wrap-option="wrap" fo:border="0.06pt solid #dddddd" style:direction="ltr" fo:padding-bottom="0.0138in" fo:padding-left="0.0138in" fo:padding-right="0.0417in" fo:padding-top="0.0138in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font-size-asian="6pt" style:font-style-asian="normal" style:font-weight-asian="normal" style:font-name-complex="Calibri Light" style:font-size-complex="6pt" style:font-style-complex="normal" style:font-weight-complex="normal"/>
      <style:map style:condition="is-true-formula([.$A2]&lt;&gt;&quot;&quot;)" style:apply-style-name="Excel_5f_CondFormat_5f_1_5f_2_5f_1" style:base-cell-address="Main.A2"/>
    </style:style>
    <style:style style:name="ce4" style:family="table-cell" style:parent-style-name="EH_5f_HEAD_5f__5f_RedYel"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c6c6c6" fo:background-color="#fffff0" style:text-align-source="fix" style:repeat-content="false" fo:border-left="0.74pt solid #000000" fo:padding-bottom="0.0555in" fo:padding-left="0.0417in" fo:padding-right="0.028in" fo:padding-top="0.028in" fo:border-right="none" fo:border-top="0.74pt solid #000000"/>
      <style:paragraph-properties fo:text-align="start" fo:margin-left="0.0417in"/>
      <style:text-properties fo:color="#474747" fo:font-size="8pt" style:font-size-asian="8pt" style:font-size-complex="8pt"/>
    </style:style>
    <style:style style:name="ce6" style:family="table-cell" style:parent-style-name="Default">
      <style:table-cell-properties fo:border-bottom="0.74pt solid #c6c6c6" style:text-align-source="fix" style:repeat-content="false" fo:background-color="transparent" fo:border-left="0.74pt solid #000000" fo:padding-bottom="0.028in" fo:padding-left="0.0417in" fo:padding-right="0.028in" fo:padding-top="0.028in" fo:border-right="none" fo:border-top="none"/>
      <style:paragraph-properties fo:text-align="start" fo:margin-left="0.0417in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ackground-color="#fffff0" style:text-align-source="fix" style:repeat-content="false" fo:border-left="0.74pt solid #000000" fo:padding-bottom="0.028in" fo:padding-left="0.0417in" fo:padding-right="0.028in" fo:padding-top="0.028in" fo:border-right="none" fo:border-top="none"/>
      <style:paragraph-properties fo:text-align="start" fo:margin-left="0.0417in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74pt solid #c6c6c6" style:text-align-source="fix" style:repeat-content="false" fo:background-color="transparent" fo:border-left="0.74pt solid #000000" fo:padding-bottom="0.028in" fo:padding-left="0.0417in" fo:padding-right="0.028in" fo:padding-top="0.028in" fo:border-right="none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74pt solid #c6c6c6" style:text-align-source="fix" style:repeat-content="false" fo:background-color="transparent" fo:border-left="0.74pt solid #000000" fo:border-right="none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74pt solid #c6c6c6" fo:background-color="#fffff0" style:text-align-source="fix" style:repeat-content="false" fo:border-left="none" fo:padding-bottom="0.028in" fo:padding-left="0.0417in" fo:padding-right="0.028in" fo:padding-top="0.028in" fo:border-right="none" fo:border-top="0.74pt solid #000000"/>
      <style:paragraph-properties fo:text-align="start" fo:margin-left="0.0417in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none" fo:border-top="none"/>
      <style:paragraph-properties fo:text-align="start" fo:margin-left="0.0417in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fff0" style:text-align-source="fix" style:repeat-content="false" fo:padding-bottom="0.028in" fo:padding-left="0.0417in" fo:padding-right="0.028in" fo:padding-top="0.028in"/>
      <style:paragraph-properties fo:text-align="start" fo:margin-left="0.0417in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none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74pt solid #c6c6c6" style:text-align-source="fix" style:repeat-content="false" fo:background-color="transparent" fo:border-left="none" fo:border-right="none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9655f" style:text-align-source="fix" style:repeat-content="false" fo:wrap-option="wrap" fo:border-left="0.74pt solid #fbdeab" fo:border-right="0.74pt solid #fbdeab" fo:border-top="none" style:vertical-align="top"/>
      <style:paragraph-properties fo:text-align="start" fo:margin-left="0.0417in"/>
      <style:text-properties fo:color="#fbdeab" fo:font-size="12pt" style:font-size-asian="12pt" style:font-size-complex="12pt"/>
    </style:style>
    <style:style style:name="ce16" style:family="table-cell" style:parent-style-name="Default">
      <style:table-cell-properties fo:border-bottom="0.74pt solid #c6c6c6" fo:background-color="#fffff0" style:text-align-source="fix" style:repeat-content="false" fo:border-left="none" fo:padding-bottom="0.028in" fo:padding-left="0.0417in" fo:padding-right="0.028in" fo:padding-top="0.028in" fo:border-right="0.74pt solid #000000" fo:border-top="0.74pt solid #000000"/>
      <style:paragraph-properties fo:text-align="start" fo:margin-left="0.0417in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0.74pt solid #000000" fo:border-top="none"/>
      <style:paragraph-properties fo:text-align="start" fo:margin-left="0.0417in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ackground-color="#fffff0" style:text-align-source="fix" style:repeat-content="false" fo:border-left="none" fo:padding-bottom="0.028in" fo:padding-left="0.0417in" fo:padding-right="0.028in" fo:padding-top="0.028in" fo:border-right="0.74pt solid #000000" fo:border-top="none"/>
      <style:paragraph-properties fo:text-align="start" fo:margin-left="0.0417in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0.74pt solid #000000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c6c6c6" style:text-align-source="fix" style:repeat-content="false" fo:background-color="transparent" fo:border-left="none" fo:border-right="0.74pt solid #000000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21" style:family="table-cell" style:parent-style-name="Default" style:data-style-name="N134">
      <style:table-cell-properties style:glyph-orientation-vertical="0" fo:background-color="#fffff0" style:diagonal-bl-tr="none" style:diagonal-tl-br="none" style:text-align-source="fix" style:repeat-content="false" fo:wrap-option="wrap" fo:border="0.06pt solid #dddddd" style:direction="ltr" fo:padding-bottom="0.0138in" fo:padding-left="0.0138in" fo:padding-right="0.0417in" fo:padding-top="0.0138in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font-size-asian="6pt" style:font-style-asian="normal" style:font-weight-asian="normal" style:font-name-complex="Calibri Light" style:font-size-complex="6pt" style:font-style-complex="normal" style:font-weight-complex="normal"/>
      <style:map style:condition="is-true-formula([.$A2]&lt;&gt;&quot;&quot;)" style:apply-style-name="Excel_5f_CondFormat_5f_1_5f_2_5f_1" style:base-cell-address="'Name Calcs'.A2"/>
    </style:style>
    <style:style style:name="ce22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background-color="transparent" fo:wrap-option="wrap" fo:border="0.06pt solid #dddddd" style:direction="ltr" fo:padding-bottom="0.0138in" fo:padding-left="0.0138in" fo:padding-right="0.0417in" fo:padding-top="0.0138in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font-size-asian="6pt" style:font-style-asian="normal" style:font-weight-asian="normal" style:font-name-complex="Calibri Light" style:font-size-complex="6pt" style:font-style-complex="normal" style:font-weight-complex="normal"/>
      <style:map style:condition="is-true-formula([.$A2]&lt;&gt;&quot;&quot;)" style:apply-style-name="Excel_5f_CondFormat_5f_1_5f_2_5f_1" style:base-cell-address="'Name Calcs'.A2"/>
    </style:style>
    <style:style style:name="ce23" style:family="table-cell" style:parent-style-name="Default">
      <style:table-cell-properties fo:border-bottom="0.74pt solid #c6c6c6" fo:background-color="#c6c6c6" style:text-align-source="fix" style:repeat-content="false" fo:border-left="0.74pt solid #000000" fo:padding-bottom="0.0555in" fo:padding-left="0.0417in" fo:padding-right="0.028in" fo:padding-top="0.028in" fo:border-right="none" fo:border-top="0.74pt solid #000000"/>
      <style:paragraph-properties fo:text-align="start" fo:margin-left="0.0417in"/>
      <style:text-properties fo:color="#474747" fo:font-size="8pt" style:font-size-asian="8pt" style:font-size-complex="8pt"/>
    </style:style>
    <style:style style:name="ce24" style:family="table-cell" style:parent-style-name="Default">
      <style:table-cell-properties fo:border-bottom="0.74pt solid #c6c6c6" fo:background-color="#c6c6c6" style:text-align-source="fix" style:repeat-content="false" fo:border-left="0.74pt solid #000000" fo:padding-bottom="0.028in" fo:padding-left="0.0417in" fo:padding-right="0.028in" fo:padding-top="0.028in" fo:border-right="none" fo:border-top="none"/>
      <style:paragraph-properties fo:text-align="start" fo:margin-left="0.0417in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74pt solid #c6c6c6" fo:background-color="#fffff0" style:text-align-source="fix" style:repeat-content="false" fo:border-left="none" fo:padding-bottom="0.028in" fo:padding-left="0.0417in" fo:padding-right="0.028in" fo:padding-top="0.028in" fo:border-right="0.74pt solid #000000" fo:border-top="0.74pt solid #000000"/>
      <style:paragraph-properties fo:text-align="start" fo:margin-left="0.278in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0.74pt solid #000000" fo:border-top="none"/>
      <style:paragraph-properties fo:text-align="start" fo:margin-left="0.278in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ackground-color="#fffff0" style:text-align-source="fix" style:repeat-content="false" fo:border-left="none" fo:padding-bottom="0.028in" fo:padding-left="0.0417in" fo:padding-right="0.028in" fo:padding-top="0.028in" fo:border-right="0.74pt solid #000000" fo:border-top="none"/>
      <style:paragraph-properties fo:text-align="start" fo:margin-left="0.278in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0.74pt solid #000000" fo:border-top="0.74pt solid #c6c6c6"/>
      <style:paragraph-properties fo:text-align="start" fo:margin-left="0.278in"/>
      <style:text-properties fo:font-size="8pt" style:font-size-asian="8pt" style:font-size-complex="8pt"/>
    </style:style>
  </office:automatic-styles>
  <office:body>
    <office:spreadsheet>
      <table:table table:name="Mai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4" table:default-cell-style-name="ce12"/>
        <table:table-column table:style-name="co7" table:default-cell-style-name="ce12"/>
        <table:table-column table:style-name="co8" table:default-cell-style-name="ce12"/>
        <table:table-column table:style-name="co9" table:number-columns-repeated="2" table:default-cell-style-name="ce12"/>
        <table:table-column table:style-name="co4" table:default-cell-style-name="ce18"/>
        <table:table-row table:style-name="ro1">
          <table:table-cell table:style-name="ce1" office:value-type="string" calcext:value-type="string">
            <text:p>###</text:p>
          </table:table-cell>
          <table:table-cell table:style-name="ce4" office:value-type="string" calcext:value-type="string">
            <text:p>Full Recipe Title</text:p>
          </table:table-cell>
          <table:table-cell table:style-name="ce4" office:value-type="string" calcext:value-type="string">
            <text:p>Short Titl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</text:p>
          </table:table-cell>
          <table:table-cell table:style-name="ce1" office:value-type="string" calcext:value-type="string">
            <text:p>Subcat Type</text:p>
          </table:table-cell>
          <table:table-cell table:style-name="ce1" office:value-type="string" calcext:value-type="string">
            <text:p>Recipe Source</text:p>
          </table:table-cell>
          <table:table-cell table:style-name="ce1" office:value-type="string" calcext:value-type="string">
            <text:p>Recipe Source Code</text:p>
          </table:table-cell>
          <table:table-cell table:style-name="ce1" office:value-type="string" calcext:value-type="string">
            <text:p>Recipe Author</text:p>
          </table:table-cell>
          <table:table-cell table:style-name="ce1" office:value-type="string" calcext:value-type="string">
            <text:p>Recipe Author Code</text:p>
          </table:table-cell>
          <table:table-cell table:style-name="ce1" office:value-type="string" calcext:value-type="string">
            <text:p>Recipe Origin Date</text:p>
          </table:table-cell>
          <table:table-cell table:style-name="ce15"/>
        </table:table-row>
        <table:table-row table:style-name="ro2">
          <table:table-cell table:style-name="ce2" office:value-type="float" office:value="1" calcext:value-type="float">
            <text:p>001</text:p>
          </table:table-cell>
          <table:table-cell table:style-name="ce5"/>
          <table:table-cell table:style-name="ce5" office:value-type="string" calcext:value-type="string">
            <text:p>Easy Homemade Caramel Corn</text:p>
          </table:table-cell>
          <table:table-cell table:style-name="ce10" office:value-type="string" calcext:value-type="string">
            <text:p>DESSERT</text:p>
          </table:table-cell>
          <table:table-cell table:style-name="ce10" office:value-type="string" calcext:value-type="string">
            <text:p>Candy</text:p>
          </table:table-cell>
          <table:table-cell table:style-name="ce10" office:value-type="string" calcext:value-type="string">
            <text:p>Caramel Corn</text:p>
          </table:table-cell>
          <table:table-cell table:style-name="ce10" table:number-columns-repeated="5"/>
          <table:table-cell table:style-name="ce16"/>
        </table:table-row>
        <table:table-row table:style-name="ro3">
          <table:table-cell table:formula="of:=IF([.B3]&lt;&gt;&quot;&quot;; (INDIRECT(ADDRESS(ROW()-1;COLUMN()))+1); &quot;&quot;)">
            <text:p/>
          </table:table-cell>
          <table:table-cell table:style-name="ce6"/>
          <table:table-cell table:style-name="ce6" office:value-type="string" calcext:value-type="string">
            <text:p>Challah French Toast Casserole</text:p>
          </table:table-cell>
          <table:table-cell table:style-name="ce11" office:value-type="string" calcext:value-type="string">
            <text:p>BREAKFAST</text:p>
          </table:table-cell>
          <table:table-cell table:style-name="ce11" office:value-type="string" calcext:value-type="string">
            <text:p>MorningBreads</text:p>
          </table:table-cell>
          <table:table-cell table:style-name="ce11" office:value-type="string" calcext:value-type="string">
            <text:p>French Toast</text:p>
          </table:table-cell>
          <table:table-cell table:style-name="ce11" table:number-columns-repeated="5"/>
          <table:table-cell table:style-name="ce17"/>
        </table:table-row>
        <table:table-row table:style-name="ro3">
          <table:table-cell table:formula="of:=IF([.B4]&lt;&gt;&quot;&quot;; (INDIRECT(ADDRESS(ROW()-1;COLUMN()))+1); &quot;&quot;)">
            <text:p/>
          </table:table-cell>
          <table:table-cell/>
          <table:table-cell office:value-type="string" calcext:value-type="string">
            <text:p>Cheesecake Swirl Pumpkin Bread</text:p>
          </table:table-cell>
          <table:table-cell table:number-columns-repeated="9"/>
        </table:table-row>
        <table:table-row table:style-name="ro3">
          <table:table-cell table:formula="of:=IF([.B5]&lt;&gt;&quot;&quot;; (INDIRECT(ADDRESS(ROW()-1;COLUMN()))+1); &quot;&quot;)">
            <text:p/>
          </table:table-cell>
          <table:table-cell table:style-name="ce8"/>
          <table:table-cell table:style-name="ce8" office:value-type="string" calcext:value-type="string">
            <text:p>Homemade Pumpkin Donuts</text:p>
          </table:table-cell>
          <table:table-cell table:style-name="ce13" table:number-columns-repeated="8"/>
          <table:table-cell table:style-name="ce19"/>
        </table:table-row>
        <table:table-row table:style-name="ro3">
          <table:table-cell table:formula="of:=IF([.B6]&lt;&gt;&quot;&quot;; (INDIRECT(ADDRESS(ROW()-1;COLUMN()))+1); &quot;&quot;)">
            <text:p/>
          </table:table-cell>
          <table:table-cell/>
          <table:table-cell office:value-type="string" calcext:value-type="string">
            <text:p>Caramel Apple Cinnamon Rolls</text:p>
          </table:table-cell>
          <table:table-cell table:number-columns-repeated="9"/>
        </table:table-row>
        <table:table-row table:style-name="ro3">
          <table:table-cell table:formula="of:=IF([.B7]&lt;&gt;&quot;&quot;; (INDIRECT(ADDRESS(ROW()-1;COLUMN()))+1); &quot;&quot;)">
            <text:p/>
          </table:table-cell>
          <table:table-cell table:style-name="ce8"/>
          <table:table-cell table:style-name="ce8" office:value-type="string" calcext:value-type="string">
            <text:p>White Chocolate Raspberry Swirl Cheesecake</text:p>
          </table:table-cell>
          <table:table-cell table:style-name="ce13" table:number-columns-repeated="8"/>
          <table:table-cell table:style-name="ce19"/>
        </table:table-row>
        <table:table-row table:style-name="ro3">
          <table:table-cell table:formula="of:=IF([.B8]&lt;&gt;&quot;&quot;; (INDIRECT(ADDRESS(ROW()-1;COLUMN()))+1); &quot;&quot;)">
            <text:p/>
          </table:table-cell>
          <table:table-cell/>
          <table:table-cell office:value-type="string" calcext:value-type="string">
            <text:p>White Chocolate Cream Cheese Fruit Tart</text:p>
          </table:table-cell>
          <table:table-cell table:number-columns-repeated="9"/>
        </table:table-row>
        <table:table-row table:style-name="ro3">
          <table:table-cell table:formula="of:=IF([.B9]&lt;&gt;&quot;&quot;; (INDIRECT(ADDRESS(ROW()-1;COLUMN()))+1); &quot;&quot;)">
            <text:p/>
          </table:table-cell>
          <table:table-cell table:style-name="ce8"/>
          <table:table-cell table:style-name="ce8" office:value-type="string" calcext:value-type="string">
            <text:p>Buttercrust Pastry Dough</text:p>
          </table:table-cell>
          <table:table-cell table:style-name="ce13" table:number-columns-repeated="8"/>
          <table:table-cell table:style-name="ce19"/>
        </table:table-row>
        <table:table-row table:style-name="ro3">
          <table:table-cell table:formula="of:=IF([.B10]&lt;&gt;&quot;&quot;; (INDIRECT(ADDRESS(ROW()-1;COLUMN()))+1); &quot;&quot;)">
            <text:p/>
          </table:table-cell>
          <table:table-cell/>
          <table:table-cell office:value-type="string" calcext:value-type="string">
            <text:p>Olive Garden Copycat Breadsticks</text:p>
          </table:table-cell>
          <table:table-cell table:number-columns-repeated="9"/>
        </table:table-row>
        <table:table-row table:style-name="ro3">
          <table:table-cell table:formula="of:=IF([.B11]&lt;&gt;&quot;&quot;; (INDIRECT(ADDRESS(ROW()-1;COLUMN()))+1); &quot;&quot;)">
            <text:p/>
          </table:table-cell>
          <table:table-cell table:style-name="ce8"/>
          <table:table-cell table:style-name="ce8" office:value-type="string" calcext:value-type="string">
            <text:p>Homemade Artisan Bread</text:p>
          </table:table-cell>
          <table:table-cell table:style-name="ce13" table:number-columns-repeated="8"/>
          <table:table-cell table:style-name="ce19"/>
        </table:table-row>
        <table:table-row table:style-name="ro3">
          <table:table-cell table:formula="of:=IF([.B12]&lt;&gt;&quot;&quot;; (INDIRECT(ADDRESS(ROW()-1;COLUMN()))+1); &quot;&quot;)">
            <text:p/>
          </table:table-cell>
          <table:table-cell/>
          <table:table-cell office:value-type="string" calcext:value-type="string">
            <text:p>Homemade Pizza Crust</text:p>
          </table:table-cell>
          <table:table-cell table:number-columns-repeated="9"/>
        </table:table-row>
        <table:table-row table:style-name="ro3">
          <table:table-cell table:formula="of:=IF([.B13]&lt;&gt;&quot;&quot;; (INDIRECT(ADDRESS(ROW()-1;COLUMN()))+1); &quot;&quot;)">
            <text:p/>
          </table:table-cell>
          <table:table-cell table:style-name="ce8"/>
          <table:table-cell table:style-name="ce8" office:value-type="string" calcext:value-type="string">
            <text:p>Eastern North Carolina BBQ Sauce</text:p>
          </table:table-cell>
          <table:table-cell table:style-name="ce13" table:number-columns-repeated="8"/>
          <table:table-cell table:style-name="ce19"/>
        </table:table-row>
        <table:table-row table:style-name="ro3">
          <table:table-cell table:formula="of:=IF([.B14]&lt;&gt;&quot;&quot;; (INDIRECT(ADDRESS(ROW()-1;COLUMN()))+1); &quot;&quot;)">
            <text:p/>
          </table:table-cell>
          <table:table-cell/>
          <table:table-cell office:value-type="string" calcext:value-type="string">
            <text:p>BBQ Bacon Potato Salad</text:p>
          </table:table-cell>
          <table:table-cell table:number-columns-repeated="9"/>
        </table:table-row>
        <table:table-row table:style-name="ro3">
          <table:table-cell table:formula="of:=IF([.B15]&lt;&gt;&quot;&quot;; (INDIRECT(ADDRESS(ROW()-1;COLUMN()))+1); &quot;&quot;)">
            <text:p/>
          </table:table-cell>
          <table:table-cell table:style-name="ce8"/>
          <table:table-cell table:style-name="ce8" office:value-type="string" calcext:value-type="string">
            <text:p>Salmon &amp; Crab Cakes</text:p>
          </table:table-cell>
          <table:table-cell table:style-name="ce13" table:number-columns-repeated="8"/>
          <table:table-cell table:style-name="ce19"/>
        </table:table-row>
        <table:table-row table:style-name="ro3">
          <table:table-cell table:formula="of:=IF([.B16]&lt;&gt;&quot;&quot;; (INDIRECT(ADDRESS(ROW()-1;COLUMN()))+1); &quot;&quot;)">
            <text:p/>
          </table:table-cell>
          <table:table-cell/>
          <table:table-cell office:value-type="string" calcext:value-type="string">
            <text:p>Homemade Pocket Pita Bread</text:p>
          </table:table-cell>
          <table:table-cell table:number-columns-repeated="9"/>
        </table:table-row>
        <table:table-row table:style-name="ro3">
          <table:table-cell table:formula="of:=IF([.B17]&lt;&gt;&quot;&quot;; (INDIRECT(ADDRESS(ROW()-1;COLUMN()))+1); &quot;&quot;)" office:value-type="string" office:string-value="" calcext:value-type="error">
            <text:p>#VALUE!</text:p>
          </table:table-cell>
          <table:table-cell table:number-columns-repeated="2" table:style-name="ce8" office:value-type="string" calcext:value-type="string">
            <text:p>Super Easy Hummus</text:p>
          </table:table-cell>
          <table:table-cell table:style-name="ce13" table:number-columns-repeated="8"/>
          <table:table-cell table:style-name="ce19"/>
        </table:table-row>
        <table:table-row table:style-name="ro3">
          <table:table-cell table:formula="of:=IF([.B18]&lt;&gt;&quot;&quot;; (INDIRECT(ADDRESS(ROW()-1;COLUMN()))+1); &quot;&quot;)" office:value-type="string" office:string-value="" calcext:value-type="error">
            <text:p>#VALUE!</text:p>
          </table:table-cell>
          <table:table-cell table:number-columns-repeated="2" office:value-type="string" calcext:value-type="string">
            <text:p>Chef John’s Pita Bread</text:p>
          </table:table-cell>
          <table:table-cell table:number-columns-repeated="9"/>
        </table:table-row>
        <table:table-row table:style-name="ro3">
          <table:table-cell table:formula="of:=IF([.B19]&lt;&gt;&quot;&quot;; (INDIRECT(ADDRESS(ROW()-1;COLUMN()))+1); &quot;&quot;)" office:value-type="string" office:string-value="" calcext:value-type="error">
            <text:p>#VALUE!</text:p>
          </table:table-cell>
          <table:table-cell table:number-columns-repeated="2" table:style-name="ce8" office:value-type="string" calcext:value-type="string">
            <text:p>Traditional Greek Salad Recipe</text:p>
          </table:table-cell>
          <table:table-cell table:style-name="ce13" table:number-columns-repeated="8"/>
          <table:table-cell table:style-name="ce19"/>
        </table:table-row>
        <table:table-row table:style-name="ro3">
          <table:table-cell table:formula="of:=IF([.B20]&lt;&gt;&quot;&quot;; (INDIRECT(ADDRESS(ROW()-1;COLUMN()))+1); &quot;&quot;)" office:value-type="string" office:string-value="" calcext:value-type="error">
            <text:p>#VALUE!</text:p>
          </table:table-cell>
          <table:table-cell office:value-type="string" calcext:value-type="string">
            <text:p>Greek Tzatziki Sauce (Yogurt &amp; Cucumber Dip)</text:p>
          </table:table-cell>
          <table:table-cell office:value-type="string" calcext:value-type="string">
            <text:p>Tzatziki Sauce</text:p>
          </table:table-cell>
          <table:table-cell table:number-columns-repeated="9"/>
        </table:table-row>
        <table:table-row table:style-name="ro3">
          <table:table-cell table:formula="of:=IF([.B21]&lt;&gt;&quot;&quot;; (INDIRECT(ADDRESS(ROW()-1;COLUMN()))+1); &quot;&quot;)" office:value-type="string" office:string-value="" calcext:value-type="error">
            <text:p>#VALUE!</text:p>
          </table:table-cell>
          <table:table-cell table:style-name="ce8" office:value-type="string" calcext:value-type="string">
            <text:p>Traditional Charoset (for Passover)</text:p>
          </table:table-cell>
          <table:table-cell table:style-name="ce8" office:value-type="string" calcext:value-type="string">
            <text:p>Traditional Charoset</text:p>
          </table:table-cell>
          <table:table-cell table:style-name="ce13" table:number-columns-repeated="8"/>
          <table:table-cell table:style-name="ce19"/>
        </table:table-row>
        <table:table-row table:style-name="ro3">
          <table:table-cell table:formula="of:=IF([.B22]&lt;&gt;&quot;&quot;; (INDIRECT(ADDRESS(ROW()-1;COLUMN()))+1); &quot;&quot;)" office:value-type="string" office:string-value="" calcext:value-type="error">
            <text:p>#VALUE!</text:p>
          </table:table-cell>
          <table:table-cell office:value-type="string" calcext:value-type="string">
            <text:p>The Ultimate Greek-American Gyro Pita</text:p>
          </table:table-cell>
          <table:table-cell office:value-type="string" calcext:value-type="string">
            <text:p>Gyro Pita</text:p>
          </table:table-cell>
          <table:table-cell table:number-columns-repeated="9"/>
        </table:table-row>
        <table:table-row table:style-name="ro3">
          <table:table-cell table:formula="of:=IF([.B23]&lt;&gt;&quot;&quot;; (INDIRECT(ADDRESS(ROW()-1;COLUMN()))+1); &quot;&quot;)">
            <text:p/>
          </table:table-cell>
          <table:table-cell table:style-name="ce8" table:number-columns-repeated="2"/>
          <table:table-cell table:style-name="ce13" table:number-columns-repeated="8"/>
          <table:table-cell table:style-name="ce19"/>
        </table:table-row>
        <table:table-row table:style-name="ro3">
          <table:table-cell table:formula="of:=IF([.B24]&lt;&gt;&quot;&quot;; (INDIRECT(ADDRESS(ROW()-1;COLUMN()))+1); &quot;&quot;)">
            <text:p/>
          </table:table-cell>
          <table:table-cell table:number-columns-repeated="11"/>
        </table:table-row>
        <table:table-row table:style-name="ro3">
          <table:table-cell table:formula="of:=IF([.B25]&lt;&gt;&quot;&quot;; (INDIRECT(ADDRESS(ROW()-1;COLUMN()))+1); &quot;&quot;)">
            <text:p/>
          </table:table-cell>
          <table:table-cell table:style-name="ce8" table:number-columns-repeated="2"/>
          <table:table-cell table:style-name="ce13" table:number-columns-repeated="8"/>
          <table:table-cell table:style-name="ce19"/>
        </table:table-row>
        <table:table-row table:style-name="ro3">
          <table:table-cell table:formula="of:=IF([.B26]&lt;&gt;&quot;&quot;; (INDIRECT(ADDRESS(ROW()-1;COLUMN()))+1); &quot;&quot;)">
            <text:p/>
          </table:table-cell>
          <table:table-cell table:number-columns-repeated="11"/>
        </table:table-row>
        <table:table-row table:style-name="ro3">
          <table:table-cell table:formula="of:=IF([.B27]&lt;&gt;&quot;&quot;; (INDIRECT(ADDRESS(ROW()-1;COLUMN()))+1); &quot;&quot;)">
            <text:p/>
          </table:table-cell>
          <table:table-cell table:style-name="ce8" table:number-columns-repeated="2"/>
          <table:table-cell table:style-name="ce13" table:number-columns-repeated="8"/>
          <table:table-cell table:style-name="ce19"/>
        </table:table-row>
        <table:table-row table:style-name="ro3">
          <table:table-cell table:formula="of:=IF([.B28]&lt;&gt;&quot;&quot;; (INDIRECT(ADDRESS(ROW()-1;COLUMN()))+1); &quot;&quot;)">
            <text:p/>
          </table:table-cell>
          <table:table-cell table:number-columns-repeated="11"/>
        </table:table-row>
        <table:table-row table:style-name="ro3">
          <table:table-cell table:formula="of:=IF([.B29]&lt;&gt;&quot;&quot;; (INDIRECT(ADDRESS(ROW()-1;COLUMN()))+1); &quot;&quot;)">
            <text:p/>
          </table:table-cell>
          <table:table-cell table:style-name="ce8" table:number-columns-repeated="2"/>
          <table:table-cell table:style-name="ce13" table:number-columns-repeated="8"/>
          <table:table-cell table:style-name="ce19"/>
        </table:table-row>
        <table:table-row table:style-name="ro3">
          <table:table-cell table:formula="of:=IF([.B30]&lt;&gt;&quot;&quot;; (INDIRECT(ADDRESS(ROW()-1;COLUMN()))+1); &quot;&quot;)">
            <text:p/>
          </table:table-cell>
          <table:table-cell table:number-columns-repeated="11"/>
        </table:table-row>
        <table:table-row table:style-name="ro3">
          <table:table-cell table:formula="of:=IF([.B31]&lt;&gt;&quot;&quot;; (INDIRECT(ADDRESS(ROW()-1;COLUMN()))+1); &quot;&quot;)">
            <text:p/>
          </table:table-cell>
          <table:table-cell table:style-name="ce9" table:number-columns-repeated="2"/>
          <table:table-cell table:style-name="ce14" table:number-columns-repeated="8"/>
          <table:table-cell table:style-name="ce20"/>
        </table:table-row>
        <calcext:conditional-formats>
          <calcext:conditional-format calcext:target-range-address="Main.A2:Main.A31">
            <calcext:condition calcext:apply-style-name="Excel_CondFormat_1_2_1" calcext:value="formula-is([.$A2]&lt;&gt;&quot;&quot;)" calcext:base-cell-address="Main.A2"/>
          </calcext:conditional-format>
        </calcext:conditional-formats>
      </table:table>
      <table:table table:name="Name Calcs" table:style-name="ta1">
        <table:table-column table:style-name="co1" table:default-cell-style-name="ce22"/>
        <table:table-column table:style-name="co10" table:default-cell-style-name="ce24"/>
        <table:table-column table:style-name="co11" table:default-cell-style-name="ce27"/>
        <table:table-row table:style-name="ro4">
          <table:table-cell table:style-name="ce1" office:value-type="string" calcext:value-type="string">
            <text:p>###</text:p>
          </table:table-cell>
          <table:table-cell table:style-name="ce4" office:value-type="string" calcext:value-type="string">
            <text:p>Recipe Name</text:p>
          </table:table-cell>
          <table:table-cell table:style-name="ce4" office:value-type="string" calcext:value-type="string">
            <text:p>Name Final</text:p>
          </table:table-cell>
        </table:table-row>
        <table:table-row table:style-name="ro2">
          <table:table-cell table:style-name="ce21" office:value-type="float" office:value="1" calcext:value-type="float">
            <text:p>001</text:p>
          </table:table-cell>
          <table:table-cell table:style-name="ce23" table:formula="of:=COM.MICROSOFT.CONCAT([$Main.D2];&quot;_&quot;;[$Main.E2];&quot;_&quot;;[$Main.F2];&quot;__&quot;;[$Main.C2])" office:value-type="string" office:string-value="DESSERT_Candy_Caramel Corn__Easy Homemade Caramel Corn" calcext:value-type="string">
            <text:p>DESSERT_Candy_Caramel Corn__Easy Homemade Caramel Corn</text:p>
          </table:table-cell>
          <table:table-cell table:style-name="ce25" table:formula="of:=SUBSTITUTE([.B2];&quot; &quot;;&quot;&quot;)" office:value-type="string" office:string-value="DESSERT_Candy_CaramelCorn__EasyHomemadeCaramelCorn" calcext:value-type="string">
            <text:p>DESSERT_Candy_CaramelCorn__EasyHomemadeCaramelCorn</text:p>
          </table:table-cell>
        </table:table-row>
        <table:table-row table:style-name="ro3">
          <table:table-cell table:formula="of:=IF([.B3]&lt;&gt;&quot;&quot;; (INDIRECT(ADDRESS(ROW()-1;COLUMN()))+1); &quot;&quot;)" office:value-type="float" office:value="2" calcext:value-type="float">
            <text:p>002</text:p>
          </table:table-cell>
          <table:table-cell table:formula="of:=COM.MICROSOFT.CONCAT([$Main.D3];&quot;_&quot;;[$Main.E3];&quot;_&quot;;[$Main.F3];&quot;__&quot;;[$Main.C3])" office:value-type="string" office:string-value="BREAKFAST_MorningBreads_French Toast__Challah French Toast Casserole" calcext:value-type="string">
            <text:p>BREAKFAST_MorningBreads_French Toast__Challah French Toast Casserole</text:p>
          </table:table-cell>
          <table:table-cell table:style-name="ce26" table:formula="of:=SUBSTITUTE([.B3];&quot; &quot;;&quot;&quot;)" office:value-type="string" office:string-value="BREAKFAST_MorningBreads_FrenchToast__ChallahFrenchToastCasserole" calcext:value-type="string">
            <text:p>BREAKFAST_MorningBreads_FrenchToast__ChallahFrenchToastCasserole</text:p>
          </table:table-cell>
        </table:table-row>
        <table:table-row table:style-name="ro3">
          <table:table-cell table:formula="of:=IF([.B4]&lt;&gt;&quot;&quot;; (INDIRECT(ADDRESS(ROW()-1;COLUMN()))+1); &quot;&quot;)" office:value-type="float" office:value="3" calcext:value-type="float">
            <text:p>003</text:p>
          </table:table-cell>
          <table:table-cell table:formula="of:=COM.MICROSOFT.CONCAT([$Main.D4];&quot;_&quot;;[$Main.E4];&quot;_&quot;;[$Main.F4];&quot;__&quot;;[$Main.C4])" office:value-type="string" office:string-value="____Cheesecake Swirl Pumpkin Bread" calcext:value-type="string">
            <text:p>____Cheesecake Swirl Pumpkin Bread</text:p>
          </table:table-cell>
          <table:table-cell table:formula="of:=SUBSTITUTE([.B4];&quot; &quot;;&quot;&quot;)" office:value-type="string" office:string-value="____CheesecakeSwirlPumpkinBread" calcext:value-type="string">
            <text:p>____CheesecakeSwirlPumpkinBread</text:p>
          </table:table-cell>
        </table:table-row>
        <table:table-row table:style-name="ro3">
          <table:table-cell table:formula="of:=IF([.B5]&lt;&gt;&quot;&quot;; (INDIRECT(ADDRESS(ROW()-1;COLUMN()))+1); &quot;&quot;)" office:value-type="float" office:value="4" calcext:value-type="float">
            <text:p>004</text:p>
          </table:table-cell>
          <table:table-cell table:formula="of:=COM.MICROSOFT.CONCAT([$Main.D5];&quot;_&quot;;[$Main.E5];&quot;_&quot;;[$Main.F5];&quot;__&quot;;[$Main.C5])" office:value-type="string" office:string-value="____Homemade Pumpkin Donuts" calcext:value-type="string">
            <text:p>____Homemade Pumpkin Donuts</text:p>
          </table:table-cell>
          <table:table-cell table:style-name="ce28" table:formula="of:=SUBSTITUTE([.B5];&quot; &quot;;&quot;&quot;)" office:value-type="string" office:string-value="____HomemadePumpkinDonuts" calcext:value-type="string">
            <text:p>____HomemadePumpkinDonuts</text:p>
          </table:table-cell>
        </table:table-row>
        <table:table-row table:style-name="ro3">
          <table:table-cell table:formula="of:=IF([.B6]&lt;&gt;&quot;&quot;; (INDIRECT(ADDRESS(ROW()-1;COLUMN()))+1); &quot;&quot;)" office:value-type="float" office:value="5" calcext:value-type="float">
            <text:p>005</text:p>
          </table:table-cell>
          <table:table-cell table:formula="of:=COM.MICROSOFT.CONCAT([$Main.D6];&quot;_&quot;;[$Main.E6];&quot;_&quot;;[$Main.F6];&quot;__&quot;;[$Main.C6])" office:value-type="string" office:string-value="____Caramel Apple Cinnamon Rolls" calcext:value-type="string">
            <text:p>____Caramel Apple Cinnamon Rolls</text:p>
          </table:table-cell>
          <table:table-cell table:formula="of:=SUBSTITUTE([.B6];&quot; &quot;;&quot;&quot;)" office:value-type="string" office:string-value="____CaramelAppleCinnamonRolls" calcext:value-type="string">
            <text:p>____CaramelAppleCinnamonRolls</text:p>
          </table:table-cell>
        </table:table-row>
        <table:table-row table:style-name="ro3">
          <table:table-cell table:formula="of:=IF([.B7]&lt;&gt;&quot;&quot;; (INDIRECT(ADDRESS(ROW()-1;COLUMN()))+1); &quot;&quot;)" office:value-type="float" office:value="6" calcext:value-type="float">
            <text:p>006</text:p>
          </table:table-cell>
          <table:table-cell table:formula="of:=COM.MICROSOFT.CONCAT([$Main.D7];&quot;_&quot;;[$Main.E7];&quot;_&quot;;[$Main.F7];&quot;__&quot;;[$Main.C7])" office:value-type="string" office:string-value="____White Chocolate Raspberry Swirl Cheesecake" calcext:value-type="string">
            <text:p>____White Chocolate Raspberry Swirl Cheesecake</text:p>
          </table:table-cell>
          <table:table-cell table:style-name="ce28" table:formula="of:=SUBSTITUTE([.B7];&quot; &quot;;&quot;&quot;)" office:value-type="string" office:string-value="____WhiteChocolateRaspberrySwirlCheesecake" calcext:value-type="string">
            <text:p>____WhiteChocolateRaspberrySwirlCheesecake</text:p>
          </table:table-cell>
        </table:table-row>
        <table:table-row table:style-name="ro3">
          <table:table-cell table:formula="of:=IF([.B8]&lt;&gt;&quot;&quot;; (INDIRECT(ADDRESS(ROW()-1;COLUMN()))+1); &quot;&quot;)" office:value-type="float" office:value="7" calcext:value-type="float">
            <text:p>007</text:p>
          </table:table-cell>
          <table:table-cell table:formula="of:=COM.MICROSOFT.CONCAT([$Main.D8];&quot;_&quot;;[$Main.E8];&quot;_&quot;;[$Main.F8];&quot;__&quot;;[$Main.C8])" office:value-type="string" office:string-value="____White Chocolate Cream Cheese Fruit Tart" calcext:value-type="string">
            <text:p>____White Chocolate Cream Cheese Fruit Tart</text:p>
          </table:table-cell>
          <table:table-cell table:formula="of:=SUBSTITUTE([.B8];&quot; &quot;;&quot;&quot;)" office:value-type="string" office:string-value="____WhiteChocolateCreamCheeseFruitTart" calcext:value-type="string">
            <text:p>____WhiteChocolateCreamCheeseFruitTart</text:p>
          </table:table-cell>
        </table:table-row>
        <table:table-row table:style-name="ro3">
          <table:table-cell table:formula="of:=IF([.B9]&lt;&gt;&quot;&quot;; (INDIRECT(ADDRESS(ROW()-1;COLUMN()))+1); &quot;&quot;)" office:value-type="float" office:value="8" calcext:value-type="float">
            <text:p>008</text:p>
          </table:table-cell>
          <table:table-cell table:formula="of:=COM.MICROSOFT.CONCAT([$Main.D9];&quot;_&quot;;[$Main.E9];&quot;_&quot;;[$Main.F9];&quot;__&quot;;[$Main.C9])" office:value-type="string" office:string-value="____Buttercrust Pastry Dough" calcext:value-type="string">
            <text:p>____Buttercrust Pastry Dough</text:p>
          </table:table-cell>
          <table:table-cell table:style-name="ce28" table:formula="of:=SUBSTITUTE([.B9];&quot; &quot;;&quot;&quot;)" office:value-type="string" office:string-value="____ButtercrustPastryDough" calcext:value-type="string">
            <text:p>____ButtercrustPastryDough</text:p>
          </table:table-cell>
        </table:table-row>
        <table:table-row table:style-name="ro3">
          <table:table-cell table:formula="of:=IF([.B10]&lt;&gt;&quot;&quot;; (INDIRECT(ADDRESS(ROW()-1;COLUMN()))+1); &quot;&quot;)" office:value-type="float" office:value="9" calcext:value-type="float">
            <text:p>009</text:p>
          </table:table-cell>
          <table:table-cell table:formula="of:=COM.MICROSOFT.CONCAT([$Main.D10];&quot;_&quot;;[$Main.E10];&quot;_&quot;;[$Main.F10];&quot;__&quot;;[$Main.C10])" office:value-type="string" office:string-value="____Olive Garden Copycat Breadsticks" calcext:value-type="string">
            <text:p>____Olive Garden Copycat Breadsticks</text:p>
          </table:table-cell>
          <table:table-cell table:formula="of:=SUBSTITUTE([.B10];&quot; &quot;;&quot;&quot;)" office:value-type="string" office:string-value="____OliveGardenCopycatBreadsticks" calcext:value-type="string">
            <text:p>____OliveGardenCopycatBreadsticks</text:p>
          </table:table-cell>
        </table:table-row>
        <table:table-row table:style-name="ro3">
          <table:table-cell table:formula="of:=IF([.B11]&lt;&gt;&quot;&quot;; (INDIRECT(ADDRESS(ROW()-1;COLUMN()))+1); &quot;&quot;)" office:value-type="float" office:value="10" calcext:value-type="float">
            <text:p>010</text:p>
          </table:table-cell>
          <table:table-cell table:formula="of:=COM.MICROSOFT.CONCAT([$Main.D11];&quot;_&quot;;[$Main.E11];&quot;_&quot;;[$Main.F11];&quot;__&quot;;[$Main.C11])" office:value-type="string" office:string-value="____Homemade Artisan Bread" calcext:value-type="string">
            <text:p>____Homemade Artisan Bread</text:p>
          </table:table-cell>
          <table:table-cell table:style-name="ce28" table:formula="of:=SUBSTITUTE([.B11];&quot; &quot;;&quot;&quot;)" office:value-type="string" office:string-value="____HomemadeArtisanBread" calcext:value-type="string">
            <text:p>____HomemadeArtisanBread</text:p>
          </table:table-cell>
        </table:table-row>
        <table:table-row table:style-name="ro3">
          <table:table-cell table:formula="of:=IF([.B12]&lt;&gt;&quot;&quot;; (INDIRECT(ADDRESS(ROW()-1;COLUMN()))+1); &quot;&quot;)" office:value-type="float" office:value="11" calcext:value-type="float">
            <text:p>011</text:p>
          </table:table-cell>
          <table:table-cell table:formula="of:=COM.MICROSOFT.CONCAT([$Main.D12];&quot;_&quot;;[$Main.E12];&quot;_&quot;;[$Main.F12];&quot;__&quot;;[$Main.C12])" office:value-type="string" office:string-value="____Homemade Pizza Crust" calcext:value-type="string">
            <text:p>____Homemade Pizza Crust</text:p>
          </table:table-cell>
          <table:table-cell table:formula="of:=SUBSTITUTE([.B12];&quot; &quot;;&quot;&quot;)" office:value-type="string" office:string-value="____HomemadePizzaCrust" calcext:value-type="string">
            <text:p>____HomemadePizzaCrust</text:p>
          </table:table-cell>
        </table:table-row>
        <table:table-row table:style-name="ro3">
          <table:table-cell table:formula="of:=IF([.B13]&lt;&gt;&quot;&quot;; (INDIRECT(ADDRESS(ROW()-1;COLUMN()))+1); &quot;&quot;)" office:value-type="float" office:value="12" calcext:value-type="float">
            <text:p>012</text:p>
          </table:table-cell>
          <table:table-cell table:formula="of:=COM.MICROSOFT.CONCAT([$Main.D13];&quot;_&quot;;[$Main.E13];&quot;_&quot;;[$Main.F13];&quot;__&quot;;[$Main.C13])" office:value-type="string" office:string-value="____Eastern North Carolina BBQ Sauce" calcext:value-type="string">
            <text:p>____Eastern North Carolina BBQ Sauce</text:p>
          </table:table-cell>
          <table:table-cell table:style-name="ce28" table:formula="of:=SUBSTITUTE([.B13];&quot; &quot;;&quot;&quot;)" office:value-type="string" office:string-value="____EasternNorthCarolinaBBQSauce" calcext:value-type="string">
            <text:p>____EasternNorthCarolinaBBQSauce</text:p>
          </table:table-cell>
        </table:table-row>
        <table:table-row table:style-name="ro3">
          <table:table-cell table:formula="of:=IF([.B14]&lt;&gt;&quot;&quot;; (INDIRECT(ADDRESS(ROW()-1;COLUMN()))+1); &quot;&quot;)" office:value-type="float" office:value="13" calcext:value-type="float">
            <text:p>013</text:p>
          </table:table-cell>
          <table:table-cell table:formula="of:=COM.MICROSOFT.CONCAT([$Main.D14];&quot;_&quot;;[$Main.E14];&quot;_&quot;;[$Main.F14];&quot;__&quot;;[$Main.C14])" office:value-type="string" office:string-value="____BBQ Bacon Potato Salad" calcext:value-type="string">
            <text:p>____BBQ Bacon Potato Salad</text:p>
          </table:table-cell>
          <table:table-cell table:formula="of:=SUBSTITUTE([.B14];&quot; &quot;;&quot;&quot;)" office:value-type="string" office:string-value="____BBQBaconPotatoSalad" calcext:value-type="string">
            <text:p>____BBQBaconPotatoSalad</text:p>
          </table:table-cell>
        </table:table-row>
        <table:table-row table:style-name="ro3">
          <table:table-cell table:formula="of:=IF([.B15]&lt;&gt;&quot;&quot;; (INDIRECT(ADDRESS(ROW()-1;COLUMN()))+1); &quot;&quot;)" office:value-type="float" office:value="14" calcext:value-type="float">
            <text:p>014</text:p>
          </table:table-cell>
          <table:table-cell table:formula="of:=COM.MICROSOFT.CONCAT([$Main.D15];&quot;_&quot;;[$Main.E15];&quot;_&quot;;[$Main.F15];&quot;__&quot;;[$Main.C15])" office:value-type="string" office:string-value="____Salmon &amp; Crab Cakes" calcext:value-type="string">
            <text:p>____Salmon &amp; Crab Cakes</text:p>
          </table:table-cell>
          <table:table-cell table:style-name="ce28" table:formula="of:=SUBSTITUTE([.B15];&quot; &quot;;&quot;&quot;)" office:value-type="string" office:string-value="____Salmon&amp;CrabCakes" calcext:value-type="string">
            <text:p>____Salmon&amp;CrabCakes</text:p>
          </table:table-cell>
        </table:table-row>
        <table:table-row table:style-name="ro3">
          <table:table-cell table:formula="of:=IF([.B16]&lt;&gt;&quot;&quot;; (INDIRECT(ADDRESS(ROW()-1;COLUMN()))+1); &quot;&quot;)" office:value-type="float" office:value="15" calcext:value-type="float">
            <text:p>015</text:p>
          </table:table-cell>
          <table:table-cell table:formula="of:=COM.MICROSOFT.CONCAT([$Main.D16];&quot;_&quot;;[$Main.E16];&quot;_&quot;;[$Main.F16];&quot;__&quot;;[$Main.C16])" office:value-type="string" office:string-value="____Homemade Pocket Pita Bread" calcext:value-type="string">
            <text:p>____Homemade Pocket Pita Bread</text:p>
          </table:table-cell>
          <table:table-cell table:formula="of:=SUBSTITUTE([.B16];&quot; &quot;;&quot;&quot;)" office:value-type="string" office:string-value="____HomemadePocketPitaBread" calcext:value-type="string">
            <text:p>____HomemadePocketPitaBread</text:p>
          </table:table-cell>
        </table:table-row>
        <table:table-row table:style-name="ro3">
          <table:table-cell table:formula="of:=IF([.B17]&lt;&gt;&quot;&quot;; (INDIRECT(ADDRESS(ROW()-1;COLUMN()))+1); &quot;&quot;)" office:value-type="float" office:value="16" calcext:value-type="float">
            <text:p>016</text:p>
          </table:table-cell>
          <table:table-cell table:formula="of:=COM.MICROSOFT.CONCAT([$Main.D17];&quot;_&quot;;[$Main.E17];&quot;_&quot;;[$Main.F17];&quot;__&quot;;[$Main.C17])" office:value-type="string" office:string-value="____Super Easy Hummus" calcext:value-type="string">
            <text:p>____Super Easy Hummus</text:p>
          </table:table-cell>
          <table:table-cell table:style-name="ce28" table:formula="of:=SUBSTITUTE([.B17];&quot; &quot;;&quot;&quot;)" office:value-type="string" office:string-value="____SuperEasyHummus" calcext:value-type="string">
            <text:p>____SuperEasyHummus</text:p>
          </table:table-cell>
        </table:table-row>
        <table:table-row table:style-name="ro3">
          <table:table-cell table:formula="of:=IF([.B18]&lt;&gt;&quot;&quot;; (INDIRECT(ADDRESS(ROW()-1;COLUMN()))+1); &quot;&quot;)" office:value-type="float" office:value="17" calcext:value-type="float">
            <text:p>017</text:p>
          </table:table-cell>
          <table:table-cell table:formula="of:=COM.MICROSOFT.CONCAT([$Main.D18];&quot;_&quot;;[$Main.E18];&quot;_&quot;;[$Main.F18];&quot;__&quot;;[$Main.C18])" office:value-type="string" office:string-value="____Chef John’s Pita Bread" calcext:value-type="string">
            <text:p>____Chef John’s Pita Bread</text:p>
          </table:table-cell>
          <table:table-cell table:formula="of:=SUBSTITUTE([.B18];&quot; &quot;;&quot;&quot;)" office:value-type="string" office:string-value="____ChefJohn’sPitaBread" calcext:value-type="string">
            <text:p>____ChefJohn’sPitaBread</text:p>
          </table:table-cell>
        </table:table-row>
        <table:table-row table:style-name="ro3">
          <table:table-cell table:formula="of:=IF([.B19]&lt;&gt;&quot;&quot;; (INDIRECT(ADDRESS(ROW()-1;COLUMN()))+1); &quot;&quot;)" office:value-type="float" office:value="18" calcext:value-type="float">
            <text:p>018</text:p>
          </table:table-cell>
          <table:table-cell table:formula="of:=COM.MICROSOFT.CONCAT([$Main.D19];&quot;_&quot;;[$Main.E19];&quot;_&quot;;[$Main.F19];&quot;__&quot;;[$Main.C19])" office:value-type="string" office:string-value="____Traditional Greek Salad Recipe" calcext:value-type="string">
            <text:p>____Traditional Greek Salad Recipe</text:p>
          </table:table-cell>
          <table:table-cell table:style-name="ce28" table:formula="of:=SUBSTITUTE([.B19];&quot; &quot;;&quot;&quot;)" office:value-type="string" office:string-value="____TraditionalGreekSaladRecipe" calcext:value-type="string">
            <text:p>____TraditionalGreekSaladRecipe</text:p>
          </table:table-cell>
        </table:table-row>
        <table:table-row table:style-name="ro3">
          <table:table-cell table:formula="of:=IF([.B20]&lt;&gt;&quot;&quot;; (INDIRECT(ADDRESS(ROW()-1;COLUMN()))+1); &quot;&quot;)" office:value-type="float" office:value="19" calcext:value-type="float">
            <text:p>019</text:p>
          </table:table-cell>
          <table:table-cell table:formula="of:=COM.MICROSOFT.CONCAT([$Main.D20];&quot;_&quot;;[$Main.E20];&quot;_&quot;;[$Main.F20];&quot;__&quot;;[$Main.C20])" office:value-type="string" office:string-value="____Tzatziki Sauce" calcext:value-type="string">
            <text:p>____Tzatziki Sauce</text:p>
          </table:table-cell>
          <table:table-cell table:formula="of:=SUBSTITUTE([.B20];&quot; &quot;;&quot;&quot;)" office:value-type="string" office:string-value="____TzatzikiSauce" calcext:value-type="string">
            <text:p>____TzatzikiSauce</text:p>
          </table:table-cell>
        </table:table-row>
        <table:table-row table:style-name="ro3">
          <table:table-cell table:formula="of:=IF([.B21]&lt;&gt;&quot;&quot;; (INDIRECT(ADDRESS(ROW()-1;COLUMN()))+1); &quot;&quot;)" office:value-type="float" office:value="20" calcext:value-type="float">
            <text:p>020</text:p>
          </table:table-cell>
          <table:table-cell table:formula="of:=COM.MICROSOFT.CONCAT([$Main.D21];&quot;_&quot;;[$Main.E21];&quot;_&quot;;[$Main.F21];&quot;__&quot;;[$Main.C21])" office:value-type="string" office:string-value="____Traditional Charoset" calcext:value-type="string">
            <text:p>____Traditional Charoset</text:p>
          </table:table-cell>
          <table:table-cell table:style-name="ce28" table:formula="of:=SUBSTITUTE([.B21];&quot; &quot;;&quot;&quot;)" office:value-type="string" office:string-value="____TraditionalCharoset" calcext:value-type="string">
            <text:p>____TraditionalCharoset</text:p>
          </table:table-cell>
        </table:table-row>
        <table:table-row table:style-name="ro3">
          <table:table-cell table:formula="of:=IF([.B22]&lt;&gt;&quot;&quot;; (INDIRECT(ADDRESS(ROW()-1;COLUMN()))+1); &quot;&quot;)" office:value-type="float" office:value="21" calcext:value-type="float">
            <text:p>021</text:p>
          </table:table-cell>
          <table:table-cell table:formula="of:=COM.MICROSOFT.CONCAT([$Main.D22];&quot;_&quot;;[$Main.E22];&quot;_&quot;;[$Main.F22];&quot;__&quot;;[$Main.C22])" office:value-type="string" office:string-value="____Gyro Pita" calcext:value-type="string">
            <text:p>____Gyro Pita</text:p>
          </table:table-cell>
          <table:table-cell table:formula="of:=SUBSTITUTE([.B22];&quot; &quot;;&quot;&quot;)" office:value-type="string" office:string-value="____GyroPita" calcext:value-type="string">
            <text:p>____GyroPita</text:p>
          </table:table-cell>
        </table:table-row>
        <table:table-row table:style-name="ro3">
          <table:table-cell table:formula="of:=IF([.B23]&lt;&gt;&quot;&quot;; (INDIRECT(ADDRESS(ROW()-1;COLUMN()))+1); &quot;&quot;)" office:value-type="float" office:value="22" calcext:value-type="float">
            <text:p>022</text:p>
          </table:table-cell>
          <table:table-cell table:formula="of:=COM.MICROSOFT.CONCAT([$Main.D23];&quot;_&quot;;[$Main.E23];&quot;_&quot;;[$Main.F23];&quot;__&quot;;[$Main.C23])" office:value-type="string" office:string-value="____" calcext:value-type="string">
            <text:p>____</text:p>
          </table:table-cell>
          <table:table-cell table:style-name="ce28" table:formula="of:=SUBSTITUTE([.B23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24]&lt;&gt;&quot;&quot;; (INDIRECT(ADDRESS(ROW()-1;COLUMN()))+1); &quot;&quot;)" office:value-type="float" office:value="23" calcext:value-type="float">
            <text:p>023</text:p>
          </table:table-cell>
          <table:table-cell table:formula="of:=COM.MICROSOFT.CONCAT([$Main.D24];&quot;_&quot;;[$Main.E24];&quot;_&quot;;[$Main.F24];&quot;__&quot;;[$Main.C24])" office:value-type="string" office:string-value="____" calcext:value-type="string">
            <text:p>____</text:p>
          </table:table-cell>
          <table:table-cell table:formula="of:=SUBSTITUTE([.B24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25]&lt;&gt;&quot;&quot;; (INDIRECT(ADDRESS(ROW()-1;COLUMN()))+1); &quot;&quot;)" office:value-type="float" office:value="24" calcext:value-type="float">
            <text:p>024</text:p>
          </table:table-cell>
          <table:table-cell table:formula="of:=COM.MICROSOFT.CONCAT([$Main.D25];&quot;_&quot;;[$Main.E25];&quot;_&quot;;[$Main.F25];&quot;__&quot;;[$Main.C25])" office:value-type="string" office:string-value="____" calcext:value-type="string">
            <text:p>____</text:p>
          </table:table-cell>
          <table:table-cell table:style-name="ce28" table:formula="of:=SUBSTITUTE([.B25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26]&lt;&gt;&quot;&quot;; (INDIRECT(ADDRESS(ROW()-1;COLUMN()))+1); &quot;&quot;)" office:value-type="float" office:value="25" calcext:value-type="float">
            <text:p>025</text:p>
          </table:table-cell>
          <table:table-cell table:formula="of:=COM.MICROSOFT.CONCAT([$Main.D26];&quot;_&quot;;[$Main.E26];&quot;_&quot;;[$Main.F26];&quot;__&quot;;[$Main.C26])" office:value-type="string" office:string-value="____" calcext:value-type="string">
            <text:p>____</text:p>
          </table:table-cell>
          <table:table-cell table:formula="of:=SUBSTITUTE([.B26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27]&lt;&gt;&quot;&quot;; (INDIRECT(ADDRESS(ROW()-1;COLUMN()))+1); &quot;&quot;)" office:value-type="float" office:value="26" calcext:value-type="float">
            <text:p>026</text:p>
          </table:table-cell>
          <table:table-cell table:formula="of:=COM.MICROSOFT.CONCAT([$Main.D27];&quot;_&quot;;[$Main.E27];&quot;_&quot;;[$Main.F27];&quot;__&quot;;[$Main.C27])" office:value-type="string" office:string-value="____" calcext:value-type="string">
            <text:p>____</text:p>
          </table:table-cell>
          <table:table-cell table:style-name="ce19" table:formula="of:=SUBSTITUTE([.B27];&quot; &quot;;&quot;&quot;)" office:value-type="string" office:string-value="____" calcext:value-type="string">
            <text:p>____</text:p>
          </table:table-cell>
        </table:table-row>
        <table:table-row table:style-name="ro3">
          <table:table-cell table:formula="of:=IF([.B28]&lt;&gt;&quot;&quot;; (INDIRECT(ADDRESS(ROW()-1;COLUMN()))+1); &quot;&quot;)">
            <text:p/>
          </table:table-cell>
          <table:table-cell table:style-name="ce7"/>
          <table:table-cell table:style-name="ce18"/>
        </table:table-row>
        <table:table-row table:style-name="ro3">
          <table:table-cell table:formula="of:=IF([.B29]&lt;&gt;&quot;&quot;; (INDIRECT(ADDRESS(ROW()-1;COLUMN()))+1); &quot;&quot;)">
            <text:p/>
          </table:table-cell>
          <table:table-cell table:style-name="ce8"/>
          <table:table-cell table:style-name="ce19"/>
        </table:table-row>
        <table:table-row table:style-name="ro3">
          <table:table-cell table:formula="of:=IF([.B30]&lt;&gt;&quot;&quot;; (INDIRECT(ADDRESS(ROW()-1;COLUMN()))+1); &quot;&quot;)">
            <text:p/>
          </table:table-cell>
          <table:table-cell table:style-name="ce7"/>
          <table:table-cell table:style-name="ce18"/>
        </table:table-row>
        <table:table-row table:style-name="ro3">
          <table:table-cell table:formula="of:=IF([.B31]&lt;&gt;&quot;&quot;; (INDIRECT(ADDRESS(ROW()-1;COLUMN()))+1); &quot;&quot;)">
            <text:p/>
          </table:table-cell>
          <table:table-cell table:style-name="ce9"/>
          <table:table-cell table:style-name="ce20"/>
        </table:table-row>
        <calcext:conditional-formats>
          <calcext:conditional-format calcext:target-range-address="'Name Calcs'.A2:'Name Calcs'.A31">
            <calcext:condition calcext:apply-style-name="Excel_CondFormat_1_2_1" calcext:value="formula-is([.$A2]&lt;&gt;&quot;&quot;)" calcext:base-cell-address="'Name Calcs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Light" svg:font-family="'Calibri Light'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-</number:text>
      <number:number number:decimal-places="0" number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$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3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4">
      <number:number number:decimal-places="0" number:min-decimal-places="0" number:min-integer-digits="3"/>
    </number:number-style>
    <number:number-style style:name="N135P0" style:volatile="true">
      <number:number number:decimal-places="0" number:min-decimal-places="0" number:min-integer-digits="0">
        <number:embedded-text number:position="4">-</number:embedded-text>
      </number:number>
    </number:number-style>
    <number:number-style style:name="N135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35P0"/>
    </number:number-style>
    <number:date-style style:name="N136">
      <number:year number:style="long"/>
      <number:text>.</number:text>
      <number:month number:style="long"/>
      <number:text>.</number:text>
      <number:day number:style="long"/>
    </number:date-style>
    <number:date-style style:name="N137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37">
      <number:text-content/>
      <style:map style:condition="value()&lt;=1.7976931348623157E+308" style:apply-style-name="N137P0"/>
    </number:text-style>
    <number:number-style style:name="N138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On</number:text>
    </number:number-style>
    <number:number-style style:name="N141P1" style:volatile="true">
      <number:text>On</number:text>
    </number:number-style>
    <number:number-style style:name="N141">
      <number:text>Off</number:text>
      <style:map style:condition="value()&gt;0" style:apply-style-name="N141P0"/>
      <style:map style:condition="value()&lt;0" style:apply-style-name="N141P1"/>
    </number:number-style>
    <number:currency-style style:name="N14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date-style style:name="N143">
      <number:month number:textual="true"/>
      <number:text>-</number:text>
      <number:year number:style="long"/>
    </number:date-style>
    <number:text-style style:name="N144">
      <number:text>● </number:text>
      <number:text-content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2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  <style:style style:name="Excel_5f_CondFormat_5f_1_5f_2_5f_1" style:display-name="Excel_CondFormat_1_2_1" style:family="table-cell" style:parent-style-name="Default">
      <style:table-cell-properties fo:background-color="#ffffcc"/>
    </style:style>
    <style:style style:name="EH_5f_HEAD_5f__5f_RedYel" style:display-name="EH_HEAD__RedYel" style:family="table-cell" style:parent-style-name="Default">
      <style:table-cell-properties fo:border-bottom="none" fo:background-color="#e9655f" style:text-align-source="fix" style:repeat-content="false" fo:wrap-option="wrap" fo:border-left="0.74pt solid #fbdeab" fo:border-right="0.74pt solid #fbdeab" fo:border-top="none" style:vertical-align="top"/>
      <style:paragraph-properties fo:text-align="start" fo:margin-left="0.0417in"/>
      <style:text-properties fo:color="#fbdeab"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left="0.4189in" fo:margin-right="0.3465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5-01">00/00/0000</text:date></text:span><text:span text:style-name="MT1">, </text:span><text:span text:style-name="MT1"><text:time style:data-style-name="N2" text:time-value="08:27:50.414000000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1T11:17:06.691000000</dc:date>
    <meta:editing-duration>PT3H4M15S</meta:editing-duration>
    <meta:editing-cycles>35</meta:editing-cycles>
    <meta:generator>LibreOffice/7.3.2.2$Windows_X86_64 LibreOffice_project/49f2b1bff42cfccbd8f788c8dc32c1c309559be0</meta:generator>
    <meta:document-statistic meta:table-count="2" meta:cell-count="159" meta:object-count="0"/>
  </office:meta>
</office:document-meta>
</file>